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dd3" officeooo:paragraph-rsid="0000fdd3"/>
    </style:style>
    <style:style style:name="P2" style:family="paragraph" style:parent-style-name="Standard">
      <style:text-properties officeooo:rsid="0002a972" officeooo:paragraph-rsid="0002a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started as a Web forum written from scratch without using a framework has, naturally, turned into a Web framework itself.</text:p>
      <text:p text:style-name="P1"/>
      <text:p text:style-name="P1">This Web framework prioritizes accessibility above all. As a corollary of accessibility, it prioritizes compatibility, longevity, and portability.</text:p>
      <text:p text:style-name="P1"/>
      <text:p text:style-name="P1"/>
      <text:p text:style-name="P1"/>
      <text:p text:style-name="P2">Accessibility by any client and device, in any scenario, is the goal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16:42:57.981556741</meta:creation-date>
    <dc:date>2021-11-21T23:08:29.081789424</dc:date>
    <meta:editing-duration>PT6H21M25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3" meta:word-count="51" meta:character-count="341" meta:non-whitespace-character-count="293"/>
  </office:meta>
</office:document-meta>
</file>